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800000027D0F5766DBDEE8B46.png" manifest:media-type="image/png"/>
  <manifest:file-entry manifest:full-path="Pictures/TablePreview34.svm" manifest:media-type=""/>
  <manifest:file-entry manifest:full-path="Pictures/TablePreview33.svm" manifest:media-type=""/>
  <manifest:file-entry manifest:full-path="Pictures/TablePreview37.svm" manifest:media-type=""/>
  <manifest:file-entry manifest:full-path="Pictures/TablePreview12.svm" manifest:media-type=""/>
  <manifest:file-entry manifest:full-path="Pictures/TablePreview36.svm" manifest:media-type=""/>
  <manifest:file-entry manifest:full-path="Pictures/TablePreview11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39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22.svm" manifest:media-type=""/>
  <manifest:file-entry manifest:full-path="Pictures/1000030F00000D700000051006CB5BD21A09B658.svg" manifest:media-type="image/svg+xml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1.svm" manifest:media-type=""/>
  <manifest:file-entry manifest:full-path="Pictures/100002010000005C00000027DE3959CAA333D836.png" manifest:media-type="image/png"/>
  <manifest:file-entry manifest:full-path="Pictures/TablePreview16.svm" manifest:media-type=""/>
  <manifest:file-entry manifest:full-path="Pictures/100015FC00000BD700000513DA026903EB8BBC97.svg" manifest:media-type="image/svg+xml"/>
  <manifest:file-entry manifest:full-path="Pictures/TablePreview2.svm" manifest:media-type=""/>
  <manifest:file-entry manifest:full-path="Pictures/10000DC4000034E300000C33AC793360661114A5.svg" manifest:media-type="image/svg+xml"/>
  <manifest:file-entry manifest:full-path="Pictures/100002010000019A0000005FF60D29C56D12B1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briele Bad AH" svg:font-family="'Gabriele Bad A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 draw:shadow="hidden"/>
    </style:style>
    <style:style style:name="gr3" style:family="graphic" style:parent-style-name="standard">
      <style:graphic-properties draw:stroke="none" svg:stroke-color="#000000" draw:fill="none" draw:fill-color="#ffffff" fo:min-height="0.937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 draw:shadow="hidden"/>
    </style:style>
    <style:style style:name="gr5" style:family="graphic" style:parent-style-name="standard">
      <style:graphic-properties draw:fill-color="#c2e0ae" draw:textarea-horizontal-align="justify" draw:textarea-vertical-align="middle" draw:auto-grow-height="false" fo:min-height="0.74cm" fo:min-width="1.764cm" draw:shadow="hidden"/>
    </style:style>
    <style:style style:name="gr6" style:family="graphic" style:parent-style-name="standard">
      <style:graphic-properties draw:fill-color="#8fd0ce" draw:textarea-horizontal-align="justify" draw:textarea-vertical-align="middle" draw:auto-grow-height="false" fo:min-height="0cm" fo:min-width="1.6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 draw:shadow="hidden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19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0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717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069cm" fo:min-width="0cm" draw:shadow="hidden"/>
    </style:style>
    <style:style style:name="gr14" style:family="graphic" style:parent-style-name="standard">
      <style:graphic-properties svg:stroke-color="#003d73" svg:stroke-opacity="10%" draw:fill-color="#ddfdf7" draw:opacity="12%" draw:textarea-horizontal-align="justify" draw:textarea-vertical-align="middle" draw:auto-grow-height="false" fo:min-height="5.23cm" fo:min-width="4.78cm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 draw:shadow="hidden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01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451cm" draw:shadow="hidden"/>
    </style:style>
    <style:style style:name="gr21" style:family="graphic" style:parent-style-name="standard">
      <style:graphic-properties draw:fill-color="#ba131a" draw:textarea-horizontal-align="justify" draw:textarea-vertical-align="middle" draw:auto-grow-height="false" fo:min-height="0cm" fo:min-width="0cm" draw:shadow="hidden"/>
    </style:style>
    <style:style style:name="gr22" style:family="graphic" style:parent-style-name="standard">
      <style:graphic-properties draw:fill="none" draw:fill-color="#ffffff" draw:textarea-horizontal-align="justify" draw:auto-grow-height="true" draw:auto-grow-width="true" fo:min-height="0.319cm" fo:min-width="1.5cm" fo:padding-top="0.1cm" fo:padding-bottom="0.1cm" fo:padding-left="0.1cm" fo:padding-right="0.1cm"/>
    </style:style>
    <style:style style:name="gr23" style:family="graphic" style:parent-style-name="standard">
      <style:graphic-properties draw:fill="none" draw:fill-color="#ffffff" draw:textarea-horizontal-align="justify" draw:auto-grow-height="true" draw:auto-grow-width="true" fo:min-height="0.319cm" fo:min-width="1.4cm" fo:padding-top="0.1cm" fo:padding-bottom="0.1cm" fo:padding-left="0.1cm" fo:padding-right="0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8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637cm" draw:shadow="hidden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601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65cm" draw:shadow="hidden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 draw:shadow="hidden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1cm" fo:min-width="0cm"/>
    </style:style>
    <style:style style:name="gr33" style:family="graphic" style:parent-style-name="standard">
      <style:graphic-properties svg:stroke-color="#003d73" svg:stroke-opacity="10%" draw:fill="solid" draw:fill-color="#ffffff" draw:opacity="13%" draw:textarea-horizontal-align="justify" draw:textarea-vertical-align="middle" draw:auto-grow-height="false" fo:min-height="3.281cm" fo:min-width="2.63cm" draw:shadow="hidden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 draw:shadow="hidden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 draw:shadow="hidden"/>
    </style:style>
    <style:style style:name="gr38" style:family="graphic" style:parent-style-name="standard">
      <style:graphic-properties draw:fill-color="#455253" draw:textarea-horizontal-align="justify" draw:textarea-vertical-align="middle" draw:auto-grow-height="false" fo:min-height="4.004cm" fo:min-width="1.78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0cm" draw:shadow="hidden"/>
    </style:style>
    <style:style style:name="gr41" style:family="graphic" style:parent-style-name="standard">
      <style:graphic-properties draw:fill-color="#533701" draw:textarea-horizontal-align="justify" draw:textarea-vertical-align="middle" draw:auto-grow-height="false" fo:min-height="1.08cm" fo:min-width="11.57cm"/>
    </style:style>
    <style:style style:name="gr42" style:family="graphic" style:parent-style-name="standard">
      <style:graphic-properties draw:stroke="none" draw:fill="none" fo:min-height="0.514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fill-color="#c795a4" draw:textarea-horizontal-align="justify" draw:textarea-vertical-align="middle" draw:auto-grow-height="false" fo:min-height="0cm" fo:min-width="2.213cm"/>
    </style:style>
    <style:style style:name="pr1" style:family="presentation" style:parent-style-name="Default_20_2-notes">
      <style:graphic-properties draw:fill-color="#ffffff" draw:auto-grow-height="true" fo:min-height="13.364cm"/>
    </style:style>
    <style:style style:name="pr2" style:family="presentation" style:parent-style-name="Default_20_2-notes">
      <style:graphic-properties draw:fill-color="#ffffff" fo:min-height="13.364cm"/>
    </style:style>
    <style:style style:name="co1" style:family="table-column">
      <style:table-column-properties style:column-width="2.321cm" style:use-optimal-column-width="false"/>
    </style:style>
    <style:style style:name="co2" style:family="table-column">
      <style:table-column-properties style:column-width="2.403cm" style:use-optimal-column-width="false"/>
    </style:style>
    <style:style style:name="co3" style:family="table-column">
      <style:table-column-properties style:column-width="2.407cm" style:use-optimal-column-width="false"/>
    </style:style>
    <style:style style:name="co4" style:family="table-column">
      <style:table-column-properties style:column-width="2.132cm" style:use-optimal-column-width="false"/>
    </style:style>
    <style:style style:name="co5" style:family="table-column">
      <style:table-column-properties style:column-width="1.083cm" style:use-optimal-column-width="false"/>
    </style:style>
    <style:style style:name="co6" style:family="table-column">
      <style:table-column-properties style:column-width="1.081cm" style:use-optimal-column-width="false"/>
    </style:style>
    <style:style style:name="ro1" style:family="table-row">
      <style:table-row-properties style:row-height="0.672cm"/>
    </style:style>
    <style:style style:name="ro2" style:family="table-row">
      <style:table-row-properties style:row-height="0.769cm"/>
    </style:style>
    <style:style style:name="ro3" style:family="table-row">
      <style:table-row-properties style:row-height="0.757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761cm"/>
    </style:style>
    <style:style style:name="ro6" style:family="table-row">
      <style:table-row-properties style:row-height="0.998cm"/>
    </style:style>
    <style:style style:name="ro7" style:family="table-row">
      <style:table-row-properties style:row-height="0.735cm"/>
    </style:style>
    <style:style style:name="ro8" style:family="table-row">
      <style:table-row-properties style:row-height="0.7cm"/>
    </style:style>
    <style:style style:name="ro9" style:family="table-row">
      <style:table-row-properties style:row-height="0.75cm"/>
    </style:style>
    <style:style style:name="ro10" style:family="table-row">
      <style:table-row-properties style:row-height="0.656cm"/>
    </style:style>
    <style:style style:name="ro11" style:family="table-row">
      <style:table-row-properties style:row-height="0.745cm"/>
    </style:style>
    <style:style style:name="ro12" style:family="table-row">
      <style:table-row-properties style:row-height="1.142cm"/>
    </style:style>
    <style:style style:name="ce1" style:family="table-cell">
      <loext:graphic-properties draw:fill="solid" draw:fill-color="#ffffff"/>
      <style:paragraph-properties fo:border="0.03pt solid #000000"/>
      <style:text-properties style:font-name="DejaVu Sans" fo:font-size="10pt" style:font-size-asian="10pt" style:font-size-complex="10pt"/>
    </style:style>
    <style:style style:name="ce2" style:family="table-cell">
      <loext:graphic-properties draw:fill="solid" draw:fill-color="#ffffff"/>
      <style:paragraph-properties fo:border="0.03pt solid #0d1f63"/>
      <style:text-properties style:font-name="DejaVu Sans" fo:font-size="18pt" style:font-size-asian="18pt" style:font-size-complex="18pt"/>
    </style:style>
    <style:style style:name="ce3" style:family="table-cell">
      <loext:graphic-properties draw:fill="solid" draw:fill-color="#ffffff"/>
      <style:paragraph-properties fo:border="0.03pt solid #0d1f63"/>
      <style:text-properties fo:font-size="18pt" style:font-size-asian="18pt" style:font-size-complex="18pt"/>
    </style:style>
    <style:style style:name="ce4" style:family="table-cell">
      <loext:graphic-properties draw:fill="solid" draw:fill-color="#ffffff"/>
      <style:paragraph-properties fo:border="0.03pt solid #0d1f63"/>
      <style:text-properties style:font-name="DejaVu Sans" fo:font-size="12pt" style:font-size-asian="12pt" style:font-size-complex="12pt"/>
    </style:style>
    <style:style style:name="ce5" style:family="table-cell">
      <loext:graphic-properties draw:fill="solid" draw:fill-color="#ffffff"/>
      <style:paragraph-properties fo:border="0.03pt solid #0d1f63"/>
      <style:text-properties style:font-name="DejaVu Sans" fo:font-size="18pt" style:font-name-asian="DejaVu Sans" style:font-size-asian="18pt" style:font-size-complex="18pt"/>
    </style:style>
    <style:style style:name="ce6" style:family="table-cell">
      <loext:graphic-properties draw:fill="solid" draw:fill-color="#ffffff"/>
      <style:paragraph-properties fo:border="0.03pt solid #000000"/>
      <style:text-properties style:font-name="DejaVu Sans" fo:font-size="9pt" style:font-size-asian="9pt" style:font-size-complex="9pt"/>
    </style:style>
    <style:style style:name="ce7" style:family="table-cell">
      <loext:graphic-properties draw:fill="solid" draw:fill-color="#ffffff" draw:textarea-vertical-align="middle"/>
      <style:paragraph-properties fo:text-align="center" fo:border="0.03pt solid #111111"/>
      <style:text-properties style:font-name="DejaVu Sans" fo:font-size="13pt" fo:font-weight="bold" style:font-size-asian="13pt" style:font-weight-asian="bold" style:font-size-complex="13pt" style:font-weight-complex="bold"/>
    </style:style>
    <style:style style:name="ce8" style:family="table-cell">
      <loext:graphic-properties draw:fill="solid" draw:fill-color="#ffffff" draw:textarea-vertical-align="middle"/>
      <style:paragraph-properties fo:text-align="center" fo:border="0.03pt solid #111111"/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paragraph-properties fo:margin-top="0cm" fo:margin-bottom="0cm" fo:line-height="150%"/>
    </style:style>
    <style:style style:name="P2" style:family="paragraph">
      <loext:graphic-properties draw:fill="none" draw:fill-color="#ffffff"/>
      <style:paragraph-properties fo:margin-top="0cm" fo:margin-bottom="0cm" fo:line-height="150%"/>
      <style:text-properties fo:font-size="18pt"/>
    </style:style>
    <style:style style:name="P3" style:family="paragraph">
      <loext:graphic-properties draw:fill="none" draw:fill-color="#ffffff"/>
      <style:text-properties fo:color="#b6f6fd" fo:font-size="24pt"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fo:font-size="16pt"/>
    </style:style>
    <style:style style:name="P7" style:family="paragraph">
      <style:paragraph-properties fo:text-align="center"/>
    </style:style>
    <style:style style:name="P8" style:family="paragraph">
      <loext:graphic-properties draw:fill-color="#c2e0ae"/>
      <style:paragraph-properties fo:text-align="center"/>
      <style:text-properties fo:color="#00381f" fo:font-weight="bold" style:font-weight-asian="bold" style:font-weight-complex="bold"/>
    </style:style>
    <style:style style:name="P9" style:family="paragraph">
      <loext:graphic-properties draw:fill-color="#c2e0ae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8fd0ce"/>
      <style:paragraph-properties fo:text-align="center"/>
    </style:style>
    <style:style style:name="P11" style:family="paragraph">
      <loext:graphic-properties draw:fill="none" draw:fill-color="#ffffff"/>
      <style:text-properties fo:font-size="13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color="#1b75bc" fo:font-size="40pt" fo:letter-spacing="0.12cm" style:text-underline-style="solid" style:text-underline-width="auto" style:text-underline-color="font-color" fo:font-weight="bold" style:font-size-asian="32pt" style:font-size-complex="32pt"/>
    </style:style>
    <style:style style:name="P14" style:family="paragraph">
      <loext:graphic-properties draw:fill="none" draw:fill-color="#ffffff"/>
      <style:text-properties fo:color="#eeeeee"/>
    </style:style>
    <style:style style:name="P15" style:family="paragraph">
      <loext:graphic-properties draw:fill-color="#ddfdf7" draw:opacity="12%"/>
      <style:paragraph-properties fo:text-align="center"/>
    </style:style>
    <style:style style:name="P16" style:family="paragraph">
      <style:text-properties fo:color="#c795a4"/>
    </style:style>
    <style:style style:name="P17" style:family="paragraph">
      <loext:graphic-properties draw:fill="none" draw:fill-color="#ffffff"/>
      <style:text-properties fo:color="#c795a4" fo:font-size="12pt"/>
    </style:style>
    <style:style style:name="P18" style:family="paragraph">
      <style:text-properties style:font-name="DejaVu Sans" style:font-name-asian="DejaVu Sans" style:font-size-asian="10pt" style:font-size-complex="10pt"/>
    </style:style>
    <style:style style:name="P19" style:family="paragraph">
      <loext:graphic-properties draw:fill="none" draw:fill-color="#ffffff"/>
      <style:text-properties fo:color="#bce4e5"/>
    </style:style>
    <style:style style:name="P20" style:family="paragraph">
      <loext:graphic-properties draw:fill="none" draw:fill-color="#ffffff"/>
      <style:paragraph-properties fo:line-height="150%"/>
    </style:style>
    <style:style style:name="P21" style:family="paragraph">
      <style:paragraph-properties fo:line-height="0.9cm"/>
    </style:style>
    <style:style style:name="P22" style:family="paragraph">
      <loext:graphic-properties draw:fill="none" draw:fill-color="#ffffff"/>
      <style:paragraph-properties fo:line-height="0.9cm"/>
      <style:text-properties fo:font-size="13pt" style:font-size-asian="15pt" style:font-size-complex="15pt"/>
    </style:style>
    <style:style style:name="P23" style:family="paragraph">
      <loext:graphic-properties draw:fill="none" draw:fill-color="#ffffff"/>
      <style:text-properties fo:color="#fff9ae" style:font-name="DejaVu Sans" fo:font-size="20pt" style:font-size-asian="20pt" style:font-size-complex="20pt"/>
    </style:style>
    <style:style style:name="P24" style:family="paragraph">
      <style:text-properties style:font-size-asian="18pt" style:font-size-complex="18pt"/>
    </style:style>
    <style:style style:name="P25" style:family="paragraph">
      <loext:graphic-properties draw:fill-color="#ba131a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7" style:family="paragraph">
      <loext:graphic-properties draw:fill="none" draw:fill-color="#ffffff"/>
      <style:text-properties fo:color="#dddddd" fo:font-size="11pt"/>
    </style:style>
    <style:style style:name="P28" style:family="paragraph">
      <loext:graphic-properties draw:fill="none" draw:fill-color="#ffffff"/>
      <style:text-properties fo:color="#cccccc" fo:font-size="11pt"/>
    </style:style>
    <style:style style:name="P29" style:family="paragraph">
      <style:text-properties fo:color="#f37b70"/>
    </style:style>
    <style:style style:name="P30" style:family="paragraph">
      <loext:graphic-properties draw:fill="none" draw:fill-color="#ffffff"/>
      <style:text-properties fo:color="#f37b70" fo:font-size="11pt"/>
    </style:style>
    <style:style style:name="P31" style:family="paragraph">
      <loext:graphic-properties draw:fill="none" draw:fill-color="#ffffff"/>
      <style:text-properties fo:color="#fff9ae" style:font-name="DejaVu Sans" fo:font-size="18pt" style:font-size-asian="18pt" style:font-size-complex="18pt"/>
    </style:style>
    <style:style style:name="P32" style:family="paragraph">
      <style:text-properties style:font-size-asian="12pt" style:font-size-complex="12pt"/>
    </style:style>
    <style:style style:name="P33" style:family="paragraph">
      <style:text-properties style:font-name-asian="DejaVu Sans" style:font-size-asian="18pt" style:font-size-complex="18pt"/>
    </style:style>
    <style:style style:name="P34" style:family="paragraph">
      <loext:graphic-properties draw:fill="none" draw:fill-color="#ffffff"/>
      <style:text-properties fo:color="#fff9ae" style:font-name="DejaVu Sans" fo:font-size="22pt" style:font-size-asian="22pt" style:font-size-complex="22pt"/>
    </style:style>
    <style:style style:name="P35" style:family="paragraph">
      <loext:graphic-properties draw:fill="none" draw:fill-color="#ffffff"/>
      <style:paragraph-properties fo:line-height="0.9cm"/>
      <style:text-properties fo:font-size="16pt" style:font-size-asian="15pt" style:font-size-complex="15pt"/>
    </style:style>
    <style:style style:name="P36" style:family="paragraph">
      <style:text-properties fo:color="#406e9d" fo:font-size="28pt" style:font-size-asian="28pt" style:font-size-complex="28pt"/>
    </style:style>
    <style:style style:name="P37" style:family="paragraph">
      <loext:graphic-properties draw:fill="none" draw:fill-color="#ffffff"/>
      <style:text-properties fo:color="#406e9d" fo:font-size="28pt" style:font-size-asian="28pt" style:font-size-complex="28pt"/>
    </style:style>
    <style:style style:name="P38" style:family="paragraph">
      <style:text-properties fo:font-size="15pt"/>
    </style:style>
    <style:style style:name="P39" style:family="paragraph">
      <loext:graphic-properties draw:fill="none" draw:fill-color="#ffffff"/>
      <style:text-properties fo:font-size="15pt"/>
    </style:style>
    <style:style style:name="P40" style:family="paragraph">
      <style:paragraph-properties fo:line-height="1.1cm"/>
      <style:text-properties fo:font-size="13pt"/>
    </style:style>
    <style:style style:name="P41" style:family="paragraph">
      <loext:graphic-properties draw:fill="none" draw:fill-color="#ffffff"/>
      <style:paragraph-properties fo:line-height="1.1cm"/>
      <style:text-properties fo:font-size="13pt"/>
    </style:style>
    <style:style style:name="P42" style:family="paragraph">
      <loext:graphic-properties draw:fill="solid" draw:fill-color="#ffffff" draw:opacity="13%"/>
      <style:paragraph-properties fo:text-align="center"/>
      <style:text-properties fo:font-size="12pt" style:font-size-asian="12pt" style:font-size-complex="12pt"/>
    </style:style>
    <style:style style:name="P43" style:family="paragraph">
      <style:paragraph-properties fo:line-height="115%"/>
    </style:style>
    <style:style style:name="P44" style:family="paragraph">
      <loext:graphic-properties draw:fill="none" draw:fill-color="#ffffff"/>
      <style:paragraph-properties fo:line-height="115%"/>
    </style:style>
    <style:style style:name="P45" style:family="paragraph">
      <style:paragraph-properties fo:line-height="150%"/>
      <style:text-properties fo:font-size="15pt"/>
    </style:style>
    <style:style style:name="P46" style:family="paragraph">
      <loext:graphic-properties draw:fill="none" draw:fill-color="#ffffff"/>
      <style:paragraph-properties fo:line-height="150%"/>
      <style:text-properties fo:font-size="15pt"/>
    </style:style>
    <style:style style:name="P47" style:family="paragraph">
      <loext:graphic-properties draw:fill-color="#455253"/>
      <style:paragraph-properties fo:text-align="center"/>
    </style:style>
    <style:style style:name="P48" style:family="paragraph">
      <style:paragraph-properties fo:line-height="150%"/>
      <style:text-properties fo:font-size="14pt"/>
    </style:style>
    <style:style style:name="P49" style:family="paragraph">
      <loext:graphic-properties draw:fill="none" draw:fill-color="#ffffff"/>
      <style:paragraph-properties fo:line-height="150%"/>
      <style:text-properties fo:font-size="14pt"/>
    </style:style>
    <style:style style:name="P50" style:family="paragraph">
      <style:paragraph-properties fo:text-align="center"/>
      <style:text-properties fo:font-size="18pt"/>
    </style:style>
    <style:style style:name="P51" style:family="paragraph">
      <loext:graphic-properties draw:fill-color="#c2e0ae"/>
      <style:paragraph-properties fo:text-align="center"/>
      <style:text-properties fo:color="#00381f" fo:font-size="18pt" fo:font-weight="bold" style:font-weight-asian="bold" style:font-weight-complex="bold"/>
    </style:style>
    <style:style style:name="P52" style:family="paragraph">
      <loext:graphic-properties draw:fill-color="#c2e0ae"/>
      <style:paragraph-properties fo:text-align="center"/>
      <style:text-properties fo:font-size="18pt" fo:font-weight="bold" style:font-weight-asian="bold" style:font-weight-complex="bold"/>
    </style:style>
    <style:style style:name="P53" style:family="paragraph">
      <style:text-properties fo:font-size="13pt"/>
    </style:style>
    <style:style style:name="P54" style:family="paragraph">
      <style:text-properties fo:color="#f37b70" fo:font-size="13pt" style:font-size-asian="13pt" style:font-size-complex="13pt"/>
    </style:style>
    <style:style style:name="P55" style:family="paragraph">
      <loext:graphic-properties draw:fill="none" draw:fill-color="#ffffff"/>
      <style:text-properties fo:color="#f37b70" fo:font-size="13pt" style:font-size-asian="13pt" style:font-size-complex="13pt"/>
    </style:style>
    <style:style style:name="P56" style:family="paragraph">
      <style:text-properties style:font-name="DejaVu Sans" fo:font-size="9pt" style:font-size-asian="9pt" style:font-size-complex="9pt"/>
    </style:style>
    <style:style style:name="P57" style:family="paragraph">
      <style:text-properties style:font-size-asian="9pt" style:font-size-complex="9pt"/>
    </style:style>
    <style:style style:name="P58" style:family="paragraph">
      <loext:graphic-properties draw:fill-color="#533701"/>
      <style:paragraph-properties fo:text-align="center"/>
    </style:style>
    <style:style style:name="P59" style:family="paragraph">
      <style:paragraph-properties fo:text-align="center"/>
      <style:text-properties style:font-name="DejaVu Sans" fo:font-size="13pt" fo:font-weight="bold" style:font-size-asian="13pt" style:font-weight-asian="bold" style:font-size-complex="13pt" style:font-weight-complex="bold"/>
    </style:style>
    <style:style style:name="P60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1" style:family="paragraph">
      <loext:graphic-properties draw:fill="none"/>
    </style:style>
    <style:style style:name="P62" style:family="paragraph">
      <style:text-properties fo:color="#fff9ae" fo:font-size="10pt"/>
    </style:style>
    <style:style style:name="P63" style:family="paragraph">
      <loext:graphic-properties draw:fill="none" draw:fill-color="#ffffff"/>
      <style:text-properties fo:color="#fff9ae" fo:font-size="10pt"/>
    </style:style>
    <style:style style:name="P64" style:family="paragraph">
      <loext:graphic-properties draw:fill-color="#c795a4"/>
      <style:paragraph-properties fo:text-align="center"/>
    </style:style>
    <style:style style:name="P65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color="#9ab3c7" fo:font-size="24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ffffff" fo:font-size="16pt" fo:font-weight="normal" style:font-weight-asian="normal" style:font-weight-complex="normal"/>
    </style:style>
    <style:style style:name="T6" style:family="text">
      <style:text-properties fo:font-size="16pt"/>
    </style:style>
    <style:style style:name="T7" style:family="text">
      <style:text-properties fo:color="#00381f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3pt"/>
    </style:style>
    <style:style style:name="T11" style:family="text">
      <style:text-properties fo:color="#1b75bc" fo:font-size="40pt" fo:letter-spacing="0.12cm" style:text-underline-style="solid" style:text-underline-width="auto" style:text-underline-color="font-color" fo:font-weight="bold" style:font-size-asian="32pt" style:font-size-complex="32pt"/>
    </style:style>
    <style:style style:name="T12" style:family="text">
      <style:text-properties fo:color="#e1c8c8" fo:font-size="15pt" style:font-size-asian="15pt" style:font-size-complex="15pt"/>
    </style:style>
    <style:style style:name="T13" style:family="text">
      <style:text-properties fo:color="#eeeeee"/>
    </style:style>
    <style:style style:name="T14" style:family="text">
      <style:text-properties fo:color="#cccccc" fo:font-size="22pt" style:font-size-asian="22pt" style:font-size-complex="22pt"/>
    </style:style>
    <style:style style:name="T15" style:family="text">
      <style:text-properties fo:color="#eeeeee" fo:font-size="13pt" style:font-size-asian="13pt" style:font-size-complex="13pt"/>
    </style:style>
    <style:style style:name="T16" style:family="text">
      <style:text-properties fo:color="#eeeeee" fo:font-size="15pt" style:font-size-asian="15pt" style:font-size-complex="15pt"/>
    </style:style>
    <style:style style:name="T17" style:family="text">
      <style:text-properties fo:color="#cccccc" fo:font-size="18pt" style:font-size-asian="18pt" style:font-size-complex="18pt"/>
    </style:style>
    <style:style style:name="T18" style:family="text">
      <style:text-properties fo:color="#e1c8c8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fo:color="#cccc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1" style:family="text">
      <style:text-properties fo:color="#eeeee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3" style:family="text">
      <style:text-properties fo:color="#cccccc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4" style:family="text">
      <style:text-properties fo:color="#eeeee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DejaVu Sans" fo:font-size="15pt" fo:letter-spacing="normal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8" style:family="text">
      <style:text-properties fo:color="#ffffff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30" style:family="text">
      <style:text-properties fo:color="#cccccc" style:text-outline="false" style:text-line-through-style="none" style:text-line-through-type="none" style:font-name="Liberation Sans" fo:font-size="18pt" fo:letter-spacing="normal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1" style:family="text">
      <style:text-properties fo:color="#ffffff" style:text-outline="false" style:text-line-through-style="none" style:text-line-through-type="none" style:font-name="Liberation Sans" fo:font-size="15pt" fo:letter-spacing="normal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32" style:family="text">
      <style:text-properties fo:color="#ffffff" fo:font-size="18pt" style:font-size-asian="18pt" style:font-size-complex="18pt"/>
    </style:style>
    <style:style style:name="T33" style:family="text">
      <style:text-properties fo:color="#ffffff" style:font-name="DejaVu Sans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ffffff" fo:font-size="15pt" style:font-size-asian="15pt" style:font-size-complex="15pt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2pt"/>
    </style:style>
    <style:style style:name="T37" style:family="text">
      <style:text-properties style:font-name="DejaVu Sans" fo:font-size="10pt" style:font-size-asian="10pt" style:font-size-complex="10pt"/>
    </style:style>
    <style:style style:name="T38" style:family="text">
      <style:text-properties style:font-name="DejaVu Sans" fo:font-size="10pt" style:font-name-asian="DejaVu Sans" style:font-size-asian="10pt" style:font-size-complex="10pt"/>
    </style:style>
    <style:style style:name="T39" style:family="text">
      <style:text-properties fo:color="#bce4e5"/>
    </style:style>
    <style:style style:name="T40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1" style:family="text"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2" style:family="text">
      <style:text-properties fo:color="#e1c8c8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3" style:family="text">
      <style:text-properties fo:color="#e1c8c8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44" style:family="text">
      <style:text-properties fo:color="#ffffff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45" style:family="text"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47" style:family="text">
      <style:text-properties fo:color="#ffffff" style:text-outline="false" style:text-line-through-style="none" style:text-line-through-type="none" style:font-name="DejaVu Sans" fo:font-size="13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fo:font-size="13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51" style:family="text">
      <style:text-properties fo:font-size="13pt" style:font-size-asian="15pt" style:font-size-complex="15pt"/>
    </style:style>
    <style:style style:name="T52" style:family="text">
      <style:text-properties fo:color="#fff9ae" style:font-name="DejaVu Sans" fo:font-size="20pt" style:font-size-asian="20pt" style:font-size-complex="20pt"/>
    </style:style>
    <style:style style:name="T53" style:family="text">
      <style:text-properties style:font-name="DejaVu Sans" fo:font-size="12pt" style:font-size-asian="12pt" style:font-size-complex="12pt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color="#dddddd" fo:font-size="11pt"/>
    </style:style>
    <style:style style:name="T57" style:family="text">
      <style:text-properties fo:color="#cccccc" fo:font-size="11pt"/>
    </style:style>
    <style:style style:name="T58" style:family="text">
      <style:text-properties style:use-window-font-color="true" style:font-name="DejaVu Sans" fo:font-size="12pt" style:letter-kerning="true" style:font-name-asian="Noto Sans CJK SC" style:font-size-asian="18pt" style:font-name-complex="Lohit Devanagari" style:font-size-complex="18pt"/>
    </style:style>
    <style:style style:name="T59" style:family="text">
      <style:text-properties fo:font-size="11pt"/>
    </style:style>
    <style:style style:name="T60" style:family="text">
      <style:text-properties fo:color="#fff9ae" style:text-outline="false" style:text-line-through-style="none" style:text-line-through-type="none" style:font-name="Liberation Sans" fo:font-size="18pt" fo:letter-spacing="normal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bold" style:letter-kerning="true" style:font-name-asian="Noto Sans CJK SC" style:font-size-asian="12pt" style:font-weight-asian="bold" style:font-name-complex="Lohit Devanagari" style:font-size-complex="12pt" style:font-weight-complex="bold" style:text-emphasize="none" style:font-relief="none" style:text-overline-style="none" style:text-overline-color="font-color"/>
    </style:style>
    <style:style style:name="T62" style:family="text"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DejaVu Sans" fo:font-size="12pt" fo:letter-spacing="normal" fo:font-style="normal" fo:text-shadow="none" style:text-underline-style="none" fo:font-weight="bold" style:letter-kerning="true" style:font-name-asian="DejaVu Sans" style:font-size-asian="12pt" style:font-weight-asian="bold" style:font-name-complex="Lohit Devanagari" style:font-size-complex="12pt" style:font-weight-complex="bold" style:text-emphasize="none" style:font-relief="none" style:text-overline-style="none" style:text-overline-color="font-color"/>
    </style:style>
    <style:style style:name="T64" style:family="text">
      <style:text-properties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name-complex="Lohit Devanagari" style:font-size-complex="12pt" style:text-emphasize="none" style:font-relief="none" style:text-overline-style="none" style:text-overline-color="font-color"/>
    </style:style>
    <style:style style:name="T65" style:family="text">
      <style:text-properties style:use-window-font-color="true" style:font-name="DejaVu Sans" fo:font-size="12pt" style:letter-kerning="true" style:font-name-asian="DejaVu Sans" style:font-size-asian="12pt" style:font-name-complex="Lohit Devanagari" style:font-size-complex="12pt"/>
    </style:style>
    <style:style style:name="T66" style:family="text">
      <style:text-properties fo:color="#fff9ae" style:font-name="DejaVu Sans" fo:font-size="22pt" style:font-size-asian="22pt" style:font-size-complex="22pt"/>
    </style:style>
    <style:style style:name="T67" style:family="text">
      <style:text-properties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68" style:family="text">
      <style:text-properties fo:color="#406e9d" style:text-outline="false" style:text-line-through-style="none" style:text-line-through-type="none" style:font-name="Liberation Sans" fo:font-size="28pt" fo:letter-spacing="0.12cm" fo:font-style="normal" fo:text-shadow="none" style:text-underline-style="solid" style:text-underline-width="auto" style:text-underline-color="font-color" fo:font-weight="bold" style:letter-kerning="true" style:font-size-asian="28pt" style:font-size-complex="28pt" style:text-emphasize="none" style:font-relief="none" style:text-overline-style="none" style:text-overline-color="font-color"/>
    </style:style>
    <style:style style:name="T69" style:family="text">
      <style:text-properties style:font-name="DejaVu Sans" style:font-size-asian="20pt" style:font-size-complex="20pt"/>
    </style:style>
    <style:style style:name="T70" style:family="text">
      <style:text-properties style:font-name="DejaVu Sans"/>
    </style:style>
    <style:style style:name="T71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76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77" style:family="text">
      <style:text-properties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8" style:family="text">
      <style:text-properties fo:font-size="15pt"/>
    </style:style>
    <style:style style:name="T79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80" style:family="text">
      <style:text-properties fo:color="#ffffff" style:text-outline="false" style:text-line-through-style="none" style:text-line-through-type="none" style:font-name="DejaVu Sans" fo:font-style="normal" fo:text-shadow="none" style:text-underline-style="none" fo:font-weight="bold" style:letter-kerning="true" style:font-size-asian="15pt" style:font-size-complex="15pt" style:text-emphasize="none" style:font-relief="none" style:text-overline-style="none" style:text-overline-color="font-color"/>
    </style:style>
    <style:style style:name="T81" style:family="text">
      <style:text-properties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82" style:family="text">
      <style:text-properties fo:color="#00381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83" style:family="text">
      <style:text-properties fo:color="#00381f" fo:font-size="18pt" fo:font-weight="bold" style:font-weight-asian="bold" style:font-weight-complex="bold"/>
    </style:style>
    <style:style style:name="T84" style:family="text">
      <style:text-properties fo:font-size="13pt" style:font-size-asian="13pt" style:font-size-complex="13pt"/>
    </style:style>
    <style:style style:name="T85" style:family="text">
      <style:text-properties style:font-name="DejaVu Sans" style:font-name-asian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. Córdoba</presentation:footer-decl>
      <draw:page draw:name="page1" draw:style-name="dp1" draw:master-page-name="Default_20_2" presentation:presentation-page-layout-name="AL1T0" presentation:use-footer-name="ftr1">
        <office:forms form:automatic-focus="false" form:apply-design-mode="false"/>
        <draw:frame draw:style-name="gr1" draw:text-style-name="P2" draw:layer="layout" svg:width="19.3cm" svg:height="3.7cm" svg:x="6.1cm" svg:y="1.5cm">
          <draw:text-box>
            <text:p text:style-name="P1"><text:span text:style-name="T1">Demostrar que cualquier solución que se exprese como una máquina de Turing, una función recursiva primitiva o un programa en C se puede expresar también de las otras dos formas.</text:span></text:p>
          </draw:text-box>
        </draw:frame>
        <draw:frame draw:style-name="gr2" draw:text-style-name="P3" draw:layer="layout" svg:width="4.9cm" svg:height="1.352cm" svg:x="2.1cm" svg:y="1.748cm">
          <draw:text-box>
            <text:p><text:span text:style-name="T2">Objetivo:</text:span></text:p>
          </draw:text-box>
        </draw:frame>
        <draw:frame draw:style-name="gr3" draw:text-style-name="P4" draw:layer="layout" svg:width="2cm" svg:height="1.187cm" svg:x="16.6cm" svg:y="8.7cm">
          <draw:text-box>
            <text:p/>
          </draw:text-box>
        </draw:frame>
        <draw:frame draw:style-name="gr4" draw:text-style-name="P6" draw:layer="layout" svg:width="24cm" svg:height="2.131cm" svg:x="2cm" svg:y="6.3cm">
          <draw:text-box>
            <text:p text:style-name="P5"><text:span text:style-name="T3">Demostraciones constructivas</text:span><text:span text:style-name="T4">: la demostración consiste en explicar cómo transformar de una forma </text:span><text:span text:style-name="T5">α</text:span><text:span text:style-name="T6"> de expresar el algoritmo en otra forma β.</text:span></text:p>
          </draw:text-box>
        </draw:frame>
        <draw:custom-shape draw:style-name="gr5" draw:text-style-name="P8" draw:layer="layout" svg:width="3.2cm" svg:height="1.4cm" svg:x="5cm" svg:y="9.7cm">
          <text:p text:style-name="P7"><text:span text:style-name="T7">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3.2cm" svg:height="1.4cm" svg:x="11cm" svg:y="9.7cm">
          <text:p text:style-name="P7"><text:span text:style-name="T7">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4cm" svg:height="0.4cm" svg:x="8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12.4cm" svg:height="1.275cm" svg:x="4cm" svg:y="11.725cm">
          <draw:text-box>
            <text:p><text:span text:style-name="T8">Notación: se ha demostrado que cualquier solución en </text:span><text:span text:style-name="T9">α se puede expresar</text:span><text:span text:style-name="T8"> en </text:span><text:span text:style-name="T10">β.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2" presentation:use-footer-name="ftr1">
        <office:forms form:automatic-focus="false" form:apply-design-mode="false"/>
        <draw:frame draw:style-name="gr9" draw:text-style-name="P13" draw:layer="layout" svg:width="2.698cm" svg:height="1.826cm" svg:x="2.641cm" svg:y="0.855cm">
          <draw:text-box>
            <text:p><text:span text:style-name="T11">C--</text:span></text:p>
          </draw:text-box>
        </draw:frame>
        <draw:frame draw:style-name="gr10" draw:text-style-name="P6" draw:layer="layout" svg:width="23cm" svg:height="2.131cm" svg:x="2cm" svg:y="2.7cm">
          <draw:text-box>
            <text:p text:style-name="P5"><text:span text:style-name="T6">Conjunto de posiciones, en las que hay una que se identifica como primera y todas menos ésta son la siguiente de otra posición.</text:span></text:p>
          </draw:text-box>
        </draw:frame>
        <draw:g>
          <draw:frame draw:style-name="gr11" draw:text-style-name="P14" draw:layer="layout" svg:width="11.217cm" svg:height="1.119cm" svg:x="3.2cm" svg:y="5.5cm">
            <draw:text-box>
              <text:p><text:span text:style-name="T12">⟨</text:span><text:span text:style-name="T12">contenido de posición⟩</text:span><text:span text:style-name="T13"> </text:span><text:span text:style-name="T14">→</text:span><text:span text:style-name="T15"> </text:span><text:span text:style-name="T12">⟨instrucción⟩</text:span><text:span text:style-name="T16"> </text:span><text:span text:style-name="T17">|</text:span><text:span text:style-name="T16"> ∅</text:span><text:span text:style-name="T13"> </text:span></text:p>
            </draw:text-box>
          </draw:frame>
          <draw:frame draw:style-name="gr12" draw:text-style-name="P4" draw:layer="layout" svg:width="11cm" svg:height="1.319cm" svg:x="3.2cm" svg:y="7.141cm">
            <draw:text-box>
              <text:p><text:span text:style-name="T18">⟨</text:span><text:span text:style-name="T18">instrucción⟩</text:span><text:span text:style-name="T19"> </text:span><text:span text:style-name="T20">→</text:span><text:span text:style-name="T21"> </text:span><text:span text:style-name="T18">⟨símbolop⟩</text:span><text:span text:style-name="T22"> </text:span><text:span text:style-name="T23">|</text:span><text:span text:style-name="T24"> </text:span><text:span text:style-name="T18">⟨instrucción⟩</text:span><text:span text:style-name="T25">’</text:span></text:p>
            </draw:text-box>
          </draw:frame>
          <draw:frame draw:style-name="gr13" draw:text-style-name="P4" draw:layer="layout" svg:width="11cm" svg:height="1.319cm" svg:x="3.2cm" svg:y="8.881cm">
            <draw:text-box>
              <text:p><text:span text:style-name="T18">⟨</text:span><text:span text:style-name="T18">símbolop⟩</text:span><text:span text:style-name="T19"> </text:span><text:span text:style-name="T20">→</text:span><text:span text:style-name="T26"> </text:span><text:span text:style-name="T27">0</text:span><text:span text:style-name="T28"> </text:span><text:span text:style-name="T23">|</text:span><text:span text:style-name="T28"> </text:span><text:span text:style-name="T29">1</text:span><text:span text:style-name="T28"> </text:span><text:span text:style-name="T30">|</text:span><text:span text:style-name="T31">＊</text:span><text:span text:style-name="T17">|</text:span><text:span text:style-name="T32"> </text:span><text:span text:style-name="T33">=</text:span><text:span text:style-name="T34"> </text:span></text:p>
            </draw:text-box>
          </draw:frame>
        </draw:g>
        <draw:frame draw:style-name="gr10" draw:text-style-name="P6" draw:layer="layout" svg:width="23cm" svg:height="2.131cm" svg:x="2cm" svg:y="10.817cm">
          <draw:text-box>
            <text:p text:style-name="P5"><text:span text:style-name="T6">Cada instrucción especifica una acción (mediante el símbolo principal) y una posición, a la que llamamos posición referida por la instrucción, que tiene significado para la acción.</text:span></text:p>
          </draw:text-box>
        </draw:frame>
        <draw:g>
          <draw:custom-shape draw:style-name="gr14" draw:text-style-name="P15" draw:layer="layout" svg:width="5.4cm" svg:height="5.6cm" svg:x="16.6cm" svg:y="4.7cm">
            <text:p/>
            <draw:enhanced-geometry svg:viewBox="0 0 21600 21600" draw:path-stretchpoint-x="10800" draw:path-stretchpoint-y="10800" draw:text-areas="?f3 ?f4 ?f5 ?f6" draw:type="round-rectangle" draw:modifiers="821.4765100671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7" draw:layer="layout" svg:width="5.1cm" svg:height="0.725cm" svg:x="16.7cm" svg:y="4.975cm">
            <draw:text-box>
              <text:p text:style-name="P16"><text:span text:style-name="T35">Ejemplos</text:span><text:span text:style-name="T36"> de programa</text:span></text:p>
            </draw:text-box>
          </draw:frame>
          <draw:frame draw:style-name="standard" draw:layer="layout" svg:width="2.32cm" svg:height="4.128cm" svg:x="17.253cm" svg:y="5.873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8"><text:span text:style-name="T37">1’</text:span></text:p>
                </table:table-cell>
              </table:table-row>
              <table:table-row table:style-name="ro1">
                <table:table-cell table:style-name="ce1">
                  <text:p text:style-name="P18"><text:span text:style-name="T37">=</text:span></text:p>
                </table:table-cell>
              </table:table-row>
              <table:table-row table:style-name="ro1">
                <table:table-cell table:style-name="ce1"/>
              </table:table-row>
              <table:table-row table:style-name="ro1">
                <table:table-cell table:style-name="ce1">
                  <text:p text:style-name="P18"><text:span text:style-name="T37">0</text:span></text:p>
                </table:table-cell>
              </table:table-row>
              <table:table-row table:style-name="ro1">
                <table:table-cell table:style-name="ce1">
                  <text:p text:style-name="P18"><text:span text:style-name="T37">1</text:span></text:p>
                </table:table-cell>
              </table:table-row>
              <table:table-row table:style-name="ro2">
                <table:table-cell table:style-name="ce1">
                  <text:p text:style-name="P18"><text:span text:style-name="T38">＊’’’’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use-footer-name="ftr1">
        <office:forms form:automatic-focus="false" form:apply-design-mode="false"/>
        <draw:frame draw:style-name="gr9" draw:text-style-name="P13" draw:layer="layout" svg:width="2.698cm" svg:height="1.826cm" svg:x="2.641cm" svg:y="0.755cm">
          <draw:text-box>
            <text:p><text:span text:style-name="T11">C</text:span><text:span text:style-name="T11">--</text:span></text:p>
          </draw:text-box>
        </draw:frame>
        <draw:frame draw:style-name="gr16" draw:text-style-name="P19" draw:layer="layout" svg:width="5.218cm" svg:height="0.962cm" svg:x="2.382cm" svg:y="2.838cm">
          <draw:text-box>
            <text:p><text:span text:style-name="T39">Posici</text:span><text:span text:style-name="T39">ón </text:span><text:span text:style-name="T39">referid</text:span><text:span text:style-name="T39">a</text:span></text:p>
          </draw:text-box>
        </draw:frame>
        <draw:frame draw:style-name="gr17" draw:text-style-name="P20" draw:layer="layout" svg:width="22.6cm" svg:height="2.4cm" svg:x="2.5cm" svg:y="3.8cm">
          <draw:text-box>
            <text:list text:style-name="L1">
              <text:list-item>
                <text:p text:style-name="P5"><text:span text:style-name="T40">Prime</text:span><text:span text:style-name="T40">ra </text:span><text:span text:style-name="T40">posici</text:span><text:span text:style-name="T40">ón si </text:span><text:span text:style-name="T40">la </text:span><text:span text:style-name="T40">instru</text:span><text:span text:style-name="T40">cci</text:span><text:span text:style-name="T41">ón </text:span><text:span text:style-name="T41">es de </text:span><text:span text:style-name="T41">la </text:span><text:span text:style-name="T41">f</text:span><text:span text:style-name="T40">orma </text:span><text:span text:style-name="T42">⟨símb</text:span><text:span text:style-name="T42">olop⟩</text:span><text:span text:style-name="T41">.</text:span></text:p>
              </text:list-item>
              <text:list-item>
                <text:p text:style-name="P5"><text:span text:style-name="T41">Sigui</text:span><text:span text:style-name="T41">ente </text:span><text:span text:style-name="T41">posici</text:span><text:span text:style-name="T41">ón de </text:span><text:span text:style-name="T41">la </text:span><text:span text:style-name="T41">referi</text:span><text:span text:style-name="T41">da </text:span><text:span text:style-name="T41">por </text:span><text:span text:style-name="T42">⟨instr</text:span><text:span text:style-name="T42">ucció</text:span><text:span text:style-name="T42">n</text:span><text:span text:style-name="T43">1</text:span><text:span text:style-name="T42">⟩</text:span><text:span text:style-name="T41"> si </text:span><text:span text:style-name="T41">la </text:span><text:span text:style-name="T41">instru</text:span><text:span text:style-name="T41">cción </text:span><text:span text:style-name="T41">es</text:span><text:span text:style-name="T42"> </text:span><text:span text:style-name="T42">⟨instr</text:span><text:span text:style-name="T42">ucció</text:span><text:span text:style-name="T42">n</text:span><text:span text:style-name="T43">1</text:span><text:span text:style-name="T42">⟩</text:span><text:span text:style-name="T44">’</text:span><text:span text:style-name="T45">.</text:span></text:p>
              </text:list-item>
            </text:list>
          </draw:text-box>
        </draw:frame>
        <draw:frame draw:style-name="gr18" draw:text-style-name="P19" draw:layer="layout" svg:width="3.072cm" svg:height="0.962cm" svg:x="2.382cm" svg:y="6.6cm">
          <draw:text-box>
            <text:p><text:span text:style-name="T39">Accio</text:span><text:span text:style-name="T39">nes</text:span></text:p>
          </draw:text-box>
        </draw:frame>
        <draw:frame draw:style-name="gr19" draw:text-style-name="P22" draw:layer="layout" svg:width="19.7cm" svg:height="2.051cm" svg:x="3.2cm" svg:y="7.4cm">
          <draw:text-box>
            <text:p text:style-name="P21"><text:span text:style-name="T46">Se </text:span><text:span text:style-name="T46">borran </text:span><text:span text:style-name="T46">todos </text:span><text:span text:style-name="T46">los </text:span><text:span text:style-name="T46">símbol</text:span><text:span text:style-name="T46">os «</text:span><text:span text:style-name="T47">’</text:span><text:span text:style-name="T48">» </text:span><text:span text:style-name="T48">de la </text:span><text:span text:style-name="T48">posició</text:span><text:span text:style-name="T48">n </text:span><text:span text:style-name="T48">referid</text:span><text:span text:style-name="T48">a. Si el </text:span><text:span text:style-name="T48">único</text:span><text:span text:style-name="T49"> </text:span><text:span text:style-name="T49">símbol</text:span><text:span text:style-name="T49">o que </text:span><text:span text:style-name="T49">queda</text:span><text:span text:style-name="T49">se es </text:span><text:span text:style-name="T49">«</text:span><text:span text:style-name="T50">1</text:span><text:span text:style-name="T46">» </text:span><text:span text:style-name="T46">tambié</text:span><text:span text:style-name="T46">n se </text:span><text:span text:style-name="T46">borra</text:span><text:span text:style-name="T48">.</text:span><text:span text:style-name="T51"> </text:span><text:span text:style-name="T51">Despu</text:span><text:span text:style-name="T51">és de </text:span><text:span text:style-name="T51">ejecut</text:span><text:span text:style-name="T51">ar se </text:span><text:span text:style-name="T51">pasa a </text:span><text:span text:style-name="T51">leer la </text:span><text:span text:style-name="T51">siguien</text:span><text:span text:style-name="T51">te </text:span><text:span text:style-name="T51">posició</text:span><text:span text:style-name="T51">n.</text:span></text:p>
          </draw:text-box>
        </draw:frame>
        <draw:frame draw:style-name="gr20" draw:text-style-name="P23" draw:layer="layout" svg:width="0.951cm" svg:height="1.072cm" svg:x="2.3cm" svg:y="7.9cm">
          <draw:text-box draw:corner-radius="8.9cm">
            <text:p><text:span text:style-name="T52">0</text:span></text:p>
          </draw:text-box>
        </draw:frame>
        <draw:frame draw:style-name="standard" draw:layer="layout" svg:width="2.402cm" svg:height="1.512cm" svg:x="3.638cm" svg:y="12.16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0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3.698cm 12.298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3.638cm" svg:y="10.78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1’’’’’’’’’’</text:span></text:p>
              </table:table-cell>
            </table:table-row>
          </table:table>
          <draw:image xlink:href="Pictures/TablePreview3.svm" xlink:type="simple" xlink:show="embed" xlink:actuate="onLoad"/>
        </draw:frame>
        <draw:caption draw:style-name="gr22" draw:text-style-name="P26" draw:layer="layout" svg:width="1.7cm" svg:height="0.519cm" svg:x="6.5cm" svg:y="11.3cm" draw:caption-point-x="-0.46cm" draw:caption-point-y="-0.2cm">
          <text:p text:style-name="P7"><text:span text:style-name="T55">Posición 1</text:span></text:p>
        </draw:caption>
        <draw:frame draw:style-name="standard" draw:layer="layout" svg:width="2.402cm" svg:height="1.512cm" svg:x="9.138cm" svg:y="12.16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0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9.198cm 12.999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aption draw:style-name="gr23" draw:text-style-name="P26" draw:layer="layout" svg:width="1.6cm" svg:height="0.519cm" svg:x="12cm" svg:y="11.301cm" draw:caption-point-x="-0.46cm" draw:caption-point-y="-0.2cm">
          <text:p text:style-name="P7"><text:span text:style-name="T55">Posición 1</text:span></text:p>
        </draw:caption>
        <draw:frame draw:style-name="standard" draw:layer="layout" svg:width="2.402cm" svg:height="1.512cm" svg:x="16.238cm" svg:y="12.16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0’’’’’’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16.298cm 12.299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16.238cm" svg:y="10.782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=’’’’’’’’’</text:span></text:p>
              </table:table-cell>
            </table:table-row>
          </table:table>
          <draw:image xlink:href="Pictures/TablePreview6.svm" xlink:type="simple" xlink:show="embed" xlink:actuate="onLoad"/>
        </draw:frame>
        <draw:caption draw:style-name="gr22" draw:text-style-name="P26" draw:layer="layout" svg:width="1.7cm" svg:height="0.519cm" svg:x="19.1cm" svg:y="11.301cm" draw:caption-point-x="-0.46cm" draw:caption-point-y="-0.2cm">
          <text:p text:style-name="P7"><text:span text:style-name="T55">Po</text:span><text:span text:style-name="T55">sic</text:span><text:span text:style-name="T55">ión </text:span><text:span text:style-name="T55">7</text:span></text:p>
        </draw:caption>
        <draw:frame draw:style-name="standard" draw:layer="layout" svg:width="2.402cm" svg:height="1.512cm" svg:x="21.738cm" svg:y="12.16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0’’’’’’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21.798cm 13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21.738cm" svg:y="10.78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=</text:span></text:p>
              </table:table-cell>
            </table:table-row>
          </table:table>
          <draw:image xlink:href="Pictures/TablePreview8.svm" xlink:type="simple" xlink:show="embed" xlink:actuate="onLoad"/>
        </draw:frame>
        <draw:caption draw:style-name="gr23" draw:text-style-name="P26" draw:layer="layout" svg:width="1.6cm" svg:height="0.519cm" svg:x="24.6cm" svg:y="11.302cm" draw:caption-point-x="-0.46cm" draw:caption-point-y="-0.2cm">
          <text:p text:style-name="P7"><text:span text:style-name="T55">Posición 7</text:span></text:p>
        </draw:caption>
        <draw:frame draw:style-name="gr24" draw:text-style-name="P27" draw:layer="layout" svg:width="1.281cm" svg:height="0.683cm" svg:x="3cm" svg:y="9.9cm">
          <draw:text-box>
            <text:p><text:span text:style-name="T56">Ej. 1</text:span></text:p>
          </draw:text-box>
        </draw:frame>
        <draw:frame draw:style-name="gr24" draw:text-style-name="P28" draw:layer="layout" svg:width="1.281cm" svg:height="0.683cm" svg:x="15.5cm" svg:y="9.9cm">
          <draw:text-box>
            <text:p><text:span text:style-name="T57">Ej. 2</text:span></text:p>
          </draw:text-box>
        </draw:frame>
        <draw:frame draw:style-name="standard" draw:layer="layout" svg:width="2.406cm" svg:height="0.76cm" svg:x="9.139cm" svg:y="10.783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2">
                <text:p text:style-name="P24"><text:span text:style-name="T53"><text:s/>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2" presentation:use-footer-name="ftr1">
        <office:forms form:automatic-focus="false" form:apply-design-mode="false"/>
        <draw:frame draw:style-name="gr19" draw:text-style-name="P22" draw:layer="layout" svg:width="19.7cm" svg:height="2.051cm" svg:x="3.201cm" svg:y="0.902cm">
          <draw:text-box>
            <text:p text:style-name="P21"><text:span text:style-name="T49">Se pone un símbolo «</text:span><text:span text:style-name="T50">1</text:span><text:span text:style-name="T46">» si la posición referida está vacía y un símbolo «</text:span><text:span text:style-name="T47">’</text:span><text:span text:style-name="T48">» en caso contrario.</text:span><text:span text:style-name="T51"> Después de ejecutar se pasa a leer la siguiente posición.</text:span></text:p>
          </draw:text-box>
        </draw:frame>
        <draw:frame draw:style-name="gr20" draw:text-style-name="P23" draw:layer="layout" svg:width="0.951cm" svg:height="1.072cm" svg:x="2.301cm" svg:y="1.202cm">
          <draw:text-box draw:corner-radius="8.9cm">
            <text:p><text:span text:style-name="T52">1</text:span></text:p>
          </draw:text-box>
        </draw:frame>
        <draw:frame draw:style-name="standard" draw:layer="layout" svg:width="2.402cm" svg:height="1.512cm" svg:x="3.739cm" svg:y="5.66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1’’’’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3.799cm 5.8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3.739cm" svg:y="4.28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=’’</text:span></text:p>
              </table:table-cell>
            </table:table-row>
          </table:table>
          <draw:image xlink:href="Pictures/TablePreview11.svm" xlink:type="simple" xlink:show="embed" xlink:actuate="onLoad"/>
        </draw:frame>
        <draw:caption draw:style-name="gr22" draw:text-style-name="P26" draw:layer="layout" svg:width="1.7cm" svg:height="0.519cm" svg:x="6.601cm" svg:y="4.802cm" draw:caption-point-x="-0.46cm" draw:caption-point-y="-0.2cm">
          <text:p text:style-name="P7"><text:span text:style-name="T55">Posición 5</text:span></text:p>
        </draw:caption>
        <draw:frame draw:style-name="standard" draw:layer="layout" svg:width="2.402cm" svg:height="1.512cm" svg:x="9.239cm" svg:y="5.66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1’’’’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9.299cm 6.501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9.239cm" svg:y="4.28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8">=’’</text:span><text:span text:style-name="T53">’</text:span></text:p>
              </table:table-cell>
            </table:table-row>
          </table:table>
          <draw:image xlink:href="Pictures/TablePreview13.svm" xlink:type="simple" xlink:show="embed" xlink:actuate="onLoad"/>
        </draw:frame>
        <draw:caption draw:style-name="gr23" draw:text-style-name="P26" draw:layer="layout" svg:width="1.6cm" svg:height="0.519cm" svg:x="12.101cm" svg:y="4.803cm" draw:caption-point-x="-0.46cm" draw:caption-point-y="-0.2cm">
          <text:p text:style-name="P7"><text:span text:style-name="T55">Posición 5</text:span></text:p>
        </draw:caption>
        <draw:frame draw:style-name="standard" draw:layer="layout" svg:width="2.402cm" svg:height="1.512cm" svg:x="16.239cm" svg:y="5.66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1’’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16.299cm 5.801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997cm" svg:x="16.239cm" svg:y="4.284cm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ce2"/>
            </table:table-row>
          </table:table>
          <draw:image xlink:href="Pictures/TablePreview15.svm" xlink:type="simple" xlink:show="embed" xlink:actuate="onLoad"/>
        </draw:frame>
        <draw:caption draw:style-name="gr22" draw:text-style-name="P26" draw:layer="layout" svg:width="1.7cm" svg:height="0.519cm" svg:x="19.101cm" svg:y="4.803cm" draw:caption-point-x="-0.46cm" draw:caption-point-y="-0.2cm">
          <text:p text:style-name="P7"><text:span text:style-name="T55">Posición 3</text:span></text:p>
        </draw:caption>
        <draw:frame draw:style-name="standard" draw:layer="layout" svg:width="2.402cm" svg:height="1.512cm" svg:x="21.739cm" svg:y="5.66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1’’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21.799cm 6.502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21.739cm" svg:y="4.28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1</text:span></text:p>
              </table:table-cell>
            </table:table-row>
          </table:table>
          <draw:image xlink:href="Pictures/TablePreview17.svm" xlink:type="simple" xlink:show="embed" xlink:actuate="onLoad"/>
        </draw:frame>
        <draw:caption draw:style-name="gr23" draw:text-style-name="P26" draw:layer="layout" svg:width="1.6cm" svg:height="0.519cm" svg:x="24.601cm" svg:y="4.804cm" draw:caption-point-x="-0.46cm" draw:caption-point-y="-0.2cm">
          <text:p text:style-name="P7"><text:span text:style-name="T55">Posición 3</text:span></text:p>
        </draw:caption>
        <draw:frame draw:style-name="gr24" draw:text-style-name="P30" draw:layer="layout" svg:width="1.281cm" svg:height="0.683cm" svg:x="3.101cm" svg:y="3.402cm">
          <draw:text-box>
            <text:p text:style-name="P29"><text:span text:style-name="T59">Ej. 1</text:span></text:p>
          </draw:text-box>
        </draw:frame>
        <draw:frame draw:style-name="gr24" draw:text-style-name="P30" draw:layer="layout" svg:width="1.281cm" svg:height="0.683cm" svg:x="15.501cm" svg:y="3.402cm">
          <draw:text-box>
            <text:p text:style-name="P29"><text:span text:style-name="T59">Ej. 2</text:span></text:p>
          </draw:text-box>
        </draw:frame>
        <draw:frame draw:style-name="gr25" draw:text-style-name="P22" draw:layer="layout" svg:width="19.7cm" svg:height="1.4cm" svg:x="3.201cm" svg:y="7.802cm">
          <draw:text-box>
            <text:p text:style-name="P21"><text:span text:style-name="T49">Se pone pasa a leer la posición referida.</text:span></text:p>
          </draw:text-box>
        </draw:frame>
        <draw:frame draw:style-name="gr26" draw:text-style-name="P31" draw:layer="layout" svg:width="1.137cm" svg:height="0.988cm" svg:x="2.301cm" svg:y="8.102cm">
          <draw:text-box draw:corner-radius="8.9cm">
            <text:p><text:span text:style-name="T60">＊</text:span></text:p>
          </draw:text-box>
        </draw:frame>
        <draw:frame draw:style-name="standard" draw:layer="layout" svg:width="2.402cm" svg:height="1.63cm" svg:x="3.739cm" svg:y="10.36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 text:style-name="P32"><text:span text:style-name="T61">＊</text:span><text:span text:style-name="T62">’’’’</text:span><text:span text:style-name="T53">’’’’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3.799cm 10.5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3.739cm" svg:y="12.58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...</text:span></text:p>
              </table:table-cell>
            </table:table-row>
          </table:table>
          <draw:image xlink:href="Pictures/TablePreview19.svm" xlink:type="simple" xlink:show="embed" xlink:actuate="onLoad"/>
        </draw:frame>
        <draw:caption draw:style-name="gr22" draw:text-style-name="P26" draw:layer="layout" svg:width="1.7cm" svg:height="0.519cm" svg:x="6.601cm" svg:y="13.102cm" draw:caption-point-x="-0.46cm" draw:caption-point-y="-0.2cm">
          <text:p text:style-name="P7"><text:span text:style-name="T55">Posición 9</text:span></text:p>
        </draw:caption>
        <draw:frame draw:style-name="standard" draw:layer="layout" svg:width="2.402cm" svg:height="1.512cm" svg:x="9.239cm" svg:y="10.36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5">
                <text:p text:style-name="P33"><text:span text:style-name="T63">＊</text:span><text:span text:style-name="T64">’’’’</text:span><text:span text:style-name="T65">’’’’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.402cm" svg:height="0.756cm" svg:x="9.239cm" svg:y="12.58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8">...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9.299cm 12.701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aption draw:style-name="gr23" draw:text-style-name="P26" draw:layer="layout" svg:width="1.6cm" svg:height="0.519cm" svg:x="12.101cm" svg:y="13.103cm" draw:caption-point-x="-0.46cm" draw:caption-point-y="-0.2cm">
          <text:p text:style-name="P7"><text:span text:style-name="T55">Posición 9</text:span></text:p>
        </draw:caption>
        <draw:frame draw:style-name="standard" draw:layer="layout" svg:width="2.402cm" svg:height="1.63cm" svg:x="16.239cm" svg:y="11.76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61">＊</text:span><text:span text:style-name="T62">’’’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16.299cm 11.901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16.239cm" svg:y="10.38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...</text:span></text:p>
              </table:table-cell>
            </table:table-row>
          </table:table>
          <draw:image xlink:href="Pictures/TablePreview23.svm" xlink:type="simple" xlink:show="embed" xlink:actuate="onLoad"/>
        </draw:frame>
        <draw:caption draw:style-name="gr22" draw:text-style-name="P26" draw:layer="layout" svg:width="1.7cm" svg:height="0.519cm" svg:x="19.101cm" svg:y="10.903cm" draw:caption-point-x="-0.46cm" draw:caption-point-y="-0.2cm">
          <text:p text:style-name="P7"><text:span text:style-name="T55">Posición 4</text:span></text:p>
        </draw:caption>
        <draw:frame draw:style-name="standard" draw:layer="layout" svg:width="2.402cm" svg:height="1.63cm" svg:x="21.739cm" svg:y="11.76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61">＊</text:span><text:span text:style-name="T62">’’’</text:span></text:p>
              </table:table-cell>
            </table:table-row>
            <table:table-row table:style-name="ro4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2.402cm" svg:height="0.756cm" svg:x="21.739cm" svg:y="10.38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...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21.799cm 10.502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aption draw:style-name="gr23" draw:text-style-name="P26" draw:layer="layout" svg:width="1.6cm" svg:height="0.519cm" svg:x="24.601cm" svg:y="10.904cm" draw:caption-point-x="-0.46cm" draw:caption-point-y="-0.2cm">
          <text:p text:style-name="P7"><text:span text:style-name="T55">Posición 4</text:span></text:p>
        </draw:caption>
        <draw:frame draw:style-name="gr24" draw:text-style-name="P30" draw:layer="layout" svg:width="1.281cm" svg:height="0.683cm" svg:x="3.101cm" svg:y="9.502cm">
          <draw:text-box>
            <text:p text:style-name="P29"><text:span text:style-name="T59">Ej. 1</text:span></text:p>
          </draw:text-box>
        </draw:frame>
        <draw:frame draw:style-name="gr24" draw:text-style-name="P30" draw:layer="layout" svg:width="1.281cm" svg:height="0.683cm" svg:x="15.501cm" svg:y="9.502cm">
          <draw:text-box>
            <text:p text:style-name="P29"><text:span text:style-name="T59">Ej. 2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2" presentation:use-footer-name="ftr1">
        <office:forms form:automatic-focus="false" form:apply-design-mode="false"/>
        <draw:frame draw:style-name="gr27" draw:text-style-name="P22" draw:layer="layout" svg:width="19.7cm" svg:height="3.851cm" svg:x="3.202cm" svg:y="0.904cm">
          <draw:text-box>
            <text:p text:style-name="P21"><text:span text:style-name="T46">Se compara el contenido de la posición referida con el de la primera posición. Si ambas posiciones están vacías, tienen sólo un símbolo principal <text:s/>o tienen un símbolo principal y el mismo número de símbolos «</text:span><text:span text:style-name="T47">’</text:span><text:span text:style-name="T48">», se pasa a leer la siguiente de la siguiente posición. En caso contrario se pasa a leer la </text:span><text:span text:style-name="T51"><text:s/>siguiente posición.</text:span></text:p>
          </draw:text-box>
        </draw:frame>
        <draw:frame draw:style-name="gr28" draw:text-style-name="P34" draw:layer="layout" svg:width="1.15cm" svg:height="1.153cm" svg:x="2.302cm" svg:y="1.204cm">
          <draw:text-box draw:corner-radius="8.9cm">
            <text:p><text:span text:style-name="T66">=</text:span></text:p>
          </draw:text-box>
        </draw:frame>
        <draw:frame draw:style-name="standard" draw:layer="layout" svg:width="2.402cm" svg:height="2.226cm" svg:x="3.64cm" svg:y="8.46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=’’’’</text:span></text:p>
              </table:table-cell>
            </table:table-row>
            <table:table-row table:style-name="ro7">
              <table:table-cell table:style-name="ce3">
                <text:p text:style-name="P24"><text:span text:style-name="T54">...</text:span></text:p>
              </table:table-cell>
            </table:table-row>
            <table:table-row table:style-name="ro8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2.402cm" svg:height="0.756cm" svg:x="3.64cm" svg:y="5.785cm">
          <table:table table:template-name="default" table:use-first-row-styles="true" table:use-banding-rows-styles="true">
            <table:table-column table:style-name="co2"/>
            <table:table-row table:style-name="ro9">
              <table:table-cell table:style-name="ce2">
                <text:p text:style-name="P24"><text:span text:style-name="T53">1’’</text:span></text:p>
              </table:table-cell>
            </table:table-row>
          </table:table>
          <draw:image xlink:href="Pictures/TablePreview27.svm" xlink:type="simple" xlink:show="embed" xlink:actuate="onLoad"/>
        </draw:frame>
        <draw:caption draw:style-name="gr22" draw:text-style-name="P26" draw:layer="layout" svg:width="1.7cm" svg:height="0.519cm" svg:x="6.502cm" svg:y="6.304cm" draw:caption-point-x="-0.46cm" draw:caption-point-y="-0.2cm">
          <text:p text:style-name="P7"><text:span text:style-name="T55">Posición 1</text:span></text:p>
        </draw:caption>
        <draw:frame draw:style-name="standard" draw:layer="layout" svg:width="2.402cm" svg:height="2.226cm" svg:x="9.14cm" svg:y="8.46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=’’’’</text:span></text:p>
              </table:table-cell>
            </table:table-row>
            <table:table-row table:style-name="ro7">
              <table:table-cell table:style-name="ce3">
                <text:p text:style-name="P24"><text:span text:style-name="T54">...</text:span></text:p>
              </table:table-cell>
            </table:table-row>
            <table:table-row table:style-name="ro7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9.2cm 10.103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9.14cm" svg:y="5.78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8">1’’</text:span></text:p>
              </table:table-cell>
            </table:table-row>
          </table:table>
          <draw:image xlink:href="Pictures/TablePreview29.svm" xlink:type="simple" xlink:show="embed" xlink:actuate="onLoad"/>
        </draw:frame>
        <draw:caption draw:style-name="gr23" draw:text-style-name="P26" draw:layer="layout" svg:width="1.6cm" svg:height="0.519cm" svg:x="12.002cm" svg:y="6.305cm" draw:caption-point-x="-0.46cm" draw:caption-point-y="-0.2cm">
          <text:p text:style-name="P7"><text:span text:style-name="T55">Posición 1</text:span></text:p>
        </draw:caption>
        <draw:frame draw:style-name="gr24" draw:text-style-name="P30" draw:layer="layout" svg:width="1.281cm" svg:height="0.683cm" svg:x="3.002cm" svg:y="4.9cm">
          <draw:text-box>
            <text:p text:style-name="P29"><text:span text:style-name="T59">Ej. 1</text:span></text:p>
          </draw:text-box>
        </draw:frame>
        <draw:frame draw:style-name="gr24" draw:text-style-name="P30" draw:layer="layout" svg:width="1.281cm" svg:height="0.683cm" svg:x="15.502cm" svg:y="4.9cm">
          <draw:text-box>
            <text:p text:style-name="P29"><text:span text:style-name="T59">Ej. 2</text:span></text:p>
          </draw:text-box>
        </draw:frame>
        <draw:frame draw:style-name="gr29" draw:text-style-name="P35" draw:layer="layout" svg:width="22.4cm" svg:height="1.3cm" svg:x="2.5cm" svg:y="11.9cm">
          <draw:text-box>
            <text:p text:style-name="P21"><text:span text:style-name="T67">Si en la posición que se lee no hay una instrucción se para la ejecución del programa.</text:span></text:p>
          </draw:text-box>
        </draw:frame>
        <draw:frame draw:style-name="standard" draw:layer="layout" svg:width="2.402cm" svg:height="0.756cm" svg:x="3.64cm" svg:y="7.143cm">
          <table:table table:template-name="default" table:use-first-row-styles="true" table:use-banding-rows-styles="true">
            <table:table-column table:style-name="co2"/>
            <table:table-row table:style-name="ro9">
              <table:table-cell table:style-name="ce2">
                <text:p text:style-name="P24"><text:span text:style-name="T53">0’’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2.402cm" svg:height="0.756cm" svg:x="9.14cm" svg:y="7.14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8">0’’</text:span></text:p>
              </table:table-cell>
            </table:table-row>
          </table:table>
          <draw:image xlink:href="Pictures/TablePreview31.svm" xlink:type="simple" xlink:show="embed" xlink:actuate="onLoad"/>
        </draw:frame>
        <draw:caption draw:style-name="gr22" draw:text-style-name="P26" draw:layer="layout" svg:width="1.7cm" svg:height="0.519cm" svg:x="6.502cm" svg:y="7.723cm" draw:caption-point-x="-0.46cm" draw:caption-point-y="-0.2cm">
          <text:p text:style-name="P7"><text:span text:style-name="T55">Posición 5</text:span></text:p>
        </draw:caption>
        <draw:caption draw:style-name="gr23" draw:text-style-name="P26" draw:layer="layout" svg:width="1.6cm" svg:height="0.519cm" svg:x="12.002cm" svg:y="7.724cm" draw:caption-point-x="-0.46cm" draw:caption-point-y="-0.2cm">
          <text:p text:style-name="P7"><text:span text:style-name="T55">Posición 5</text:span></text:p>
        </draw:caption>
        <draw:custom-shape draw:style-name="gr21" draw:text-style-name="P25" draw:layer="layout" svg:width="0.4cm" svg:height="0.4cm" draw:transform="rotate (-1.56154608175933) translate (3.7cm 8.602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2.226cm" svg:x="16.238cm" svg:y="8.46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=’’’</text:span></text:p>
              </table:table-cell>
            </table:table-row>
            <table:table-row table:style-name="ro7">
              <table:table-cell table:style-name="ce3">
                <text:p text:style-name="P24"><text:span text:style-name="T54">...</text:span></text:p>
              </table:table-cell>
            </table:table-row>
            <table:table-row table:style-name="ro8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2.402cm" svg:height="0.756cm" svg:x="16.238cm" svg:y="5.785cm">
          <table:table table:template-name="default" table:use-first-row-styles="true" table:use-banding-rows-styles="true">
            <table:table-column table:style-name="co2"/>
            <table:table-row table:style-name="ro9">
              <table:table-cell table:style-name="ce2">
                <text:p text:style-name="P24"><text:span text:style-name="T53">1’’’’’</text:span></text:p>
              </table:table-cell>
            </table:table-row>
          </table:table>
          <draw:image xlink:href="Pictures/TablePreview33.svm" xlink:type="simple" xlink:show="embed" xlink:actuate="onLoad"/>
        </draw:frame>
        <draw:caption draw:style-name="gr22" draw:text-style-name="P26" draw:layer="layout" svg:width="1.7cm" svg:height="0.519cm" svg:x="19.1cm" svg:y="6.304cm" draw:caption-point-x="-0.46cm" draw:caption-point-y="-0.2cm">
          <text:p text:style-name="P7"><text:span text:style-name="T55">Posición 1</text:span></text:p>
        </draw:caption>
        <draw:frame draw:style-name="standard" draw:layer="layout" svg:width="2.402cm" svg:height="2.226cm" svg:x="21.738cm" svg:y="8.46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3">=’’’</text:span></text:p>
              </table:table-cell>
            </table:table-row>
            <table:table-row table:style-name="ro7">
              <table:table-cell table:style-name="ce3">
                <text:p text:style-name="P24"><text:span text:style-name="T54">...</text:span></text:p>
              </table:table-cell>
            </table:table-row>
            <table:table-row table:style-name="ro7">
              <table:table-cell table:style-name="ce3">
                <text:p text:style-name="P24"><text:span text:style-name="T54">...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style-name="gr21" draw:text-style-name="P25" draw:layer="layout" svg:width="0.4cm" svg:height="0.4cm" draw:transform="rotate (-1.56154608175933) translate (21.798cm 9.403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standard" draw:layer="layout" svg:width="2.402cm" svg:height="0.756cm" svg:x="21.738cm" svg:y="5.786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>
                <text:p text:style-name="P24"><text:span text:style-name="T58">1’’’’’</text:span></text:p>
              </table:table-cell>
            </table:table-row>
          </table:table>
          <draw:image xlink:href="Pictures/TablePreview35.svm" xlink:type="simple" xlink:show="embed" xlink:actuate="onLoad"/>
        </draw:frame>
        <draw:caption draw:style-name="gr23" draw:text-style-name="P26" draw:layer="layout" svg:width="1.6cm" svg:height="0.519cm" svg:x="24.6cm" svg:y="6.305cm" draw:caption-point-x="-0.46cm" draw:caption-point-y="-0.2cm">
          <text:p text:style-name="P7"><text:span text:style-name="T55">Posición 1</text:span></text:p>
        </draw:caption>
        <draw:frame draw:style-name="standard" draw:layer="layout" svg:width="2.402cm" svg:height="0.997cm" svg:x="16.238cm" svg:y="7.143cm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ce2"/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2.402cm" svg:height="0.997cm" svg:x="21.738cm" svg:y="7.144cm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ce2"/>
            </table:table-row>
          </table:table>
          <draw:image xlink:href="Pictures/TablePreview37.svm" xlink:type="simple" xlink:show="embed" xlink:actuate="onLoad"/>
        </draw:frame>
        <draw:caption draw:style-name="gr22" draw:text-style-name="P26" draw:layer="layout" svg:width="1.7cm" svg:height="0.519cm" svg:x="19.1cm" svg:y="7.723cm" draw:caption-point-x="-0.46cm" draw:caption-point-y="-0.2cm">
          <text:p text:style-name="P7"><text:span text:style-name="T55">Posición 4</text:span></text:p>
        </draw:caption>
        <draw:caption draw:style-name="gr23" draw:text-style-name="P26" draw:layer="layout" svg:width="1.6cm" svg:height="0.519cm" svg:x="24.6cm" svg:y="7.724cm" draw:caption-point-x="-0.46cm" draw:caption-point-y="-0.2cm">
          <text:p text:style-name="P7"><text:span text:style-name="T55">Posición 4</text:span></text:p>
        </draw:caption>
        <draw:custom-shape draw:style-name="gr21" draw:text-style-name="P25" draw:layer="layout" svg:width="0.4cm" svg:height="0.4cm" draw:transform="rotate (-1.56154608175933) translate (16.298cm 8.602cm)">
          <text:p/>
          <draw:enhanced-geometry svg:viewBox="0 0 21600 21600" draw:glue-points="?f0 0 ?f1 10800 0 21600 10800 21600 21600 21600 ?f7 10800" draw:text-areas="?f1 10800 ?f2 18000 ?f3 7200 ?f4 21600" draw:type="isosceles-triangle" draw:modifiers="13574.06483790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2" presentation:use-footer-name="ftr1">
        <office:forms form:automatic-focus="false" form:apply-design-mode="false"/>
        <draw:frame draw:style-name="gr30" draw:text-style-name="P37" draw:layer="layout" svg:width="5.2cm" svg:height="1.352cm" svg:x="2.8cm" svg:y="1.1cm">
          <draw:text-box>
            <text:p text:style-name="P36"><text:span text:style-name="T68">C a C--</text:span></text:p>
          </draw:text-box>
        </draw:frame>
        <draw:frame draw:style-name="gr31" draw:text-style-name="P39" draw:layer="layout" svg:width="9.68cm" svg:height="0.839cm" svg:x="2.4cm" svg:y="2.8cm">
          <draw:text-box>
            <text:p text:style-name="P38">Codificación de los números naturales:</text:p>
          </draw:text-box>
        </draw:frame>
        <draw:frame draw:style-name="gr32" draw:text-style-name="P41" draw:layer="layout" svg:width="12.4cm" svg:height="3.751cm" svg:x="2.8cm" svg:y="3.449cm">
          <draw:text-box>
            <text:list text:style-name="L1">
              <text:list-item>
                <text:p text:style-name="P40"><text:span text:style-name="T19">0</text:span> <text:span text:style-name="T69">→</text:span> posición vacía.</text:p>
              </text:list-item>
              <text:list-item>
                <text:p text:style-name="P40"><text:span text:style-name="T19">1</text:span> <text:span text:style-name="T69">→</text:span> símbolo ‘<text:span text:style-name="T70">1</text:span>’.</text:p>
              </text:list-item>
              <text:list-item>
                <text:p text:style-name="P40"><text:span text:style-name="T71">n + 1 </text:span><text:span text:style-name="T72">→</text:span><text:span text:style-name="T71"> ν</text:span><text:span text:style-name="T73">’</text:span><text:span text:style-name="T19"> , siendo </text:span>ν la representación de n.</text:p>
              </text:list-item>
            </text:list>
          </draw:text-box>
        </draw:frame>
        <draw:custom-shape draw:style-name="gr33" draw:text-style-name="P42" draw:layer="layout" svg:width="3.2cm" svg:height="3.601cm" svg:x="15.6cm" svg:y="3.299cm">
          <text:p><text:span text:style-name="T54"/></text:p>
          <draw:enhanced-geometry svg:viewBox="0 0 21600 21600" draw:path-stretchpoint-x="10800" draw:path-stretchpoint-y="10800" draw:text-areas="?f3 ?f4 ?f5 ?f6" draw:type="round-rectangle" draw:modifiers="821.476510067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7" draw:layer="layout" svg:width="3.2cm" svg:height="1.199cm" svg:x="15.6cm" svg:y="3.375cm">
          <draw:text-box>
            <text:p text:style-name="P16"><text:span text:style-name="T35">Ejemplos</text:span><text:span text:style-name="T36"> de codificaciones</text:span></text:p>
          </draw:text-box>
        </draw:frame>
        <draw:frame draw:style-name="gr35" draw:text-style-name="P44" draw:layer="layout" svg:width="2.8cm" svg:height="1.999cm" svg:x="15.8cm" svg:y="4.6cm">
          <draw:text-box>
            <text:p text:style-name="P43"><text:span text:style-name="T74">2</text:span><text:span text:style-name="T62"> → 1’</text:span></text:p>
            <text:p text:style-name="P43"><text:span text:style-name="T74">7 </text:span><text:span text:style-name="T75">→</text:span><text:span text:style-name="T76"> </text:span><text:span text:style-name="T62">1’’’’’’</text:span><text:span text:style-name="T53"> </text:span></text:p>
            <text:p text:style-name="P43"><text:span text:style-name="T62">4 → 1’’’</text:span><text:span text:style-name="T53"> </text:span></text:p>
          </draw:text-box>
        </draw:frame>
        <draw:frame draw:style-name="gr36" draw:text-style-name="P39" draw:layer="layout" svg:width="23.2cm" svg:height="0.839cm" svg:x="2.4cm" svg:y="8.4cm">
          <draw:text-box>
            <text:p text:style-name="P38"/>
          </draw:text-box>
        </draw:frame>
        <draw:frame draw:style-name="gr36" draw:text-style-name="P46" draw:layer="layout" svg:width="24.8cm" svg:height="2.015cm" svg:x="2.4cm" svg:y="7.661cm">
          <draw:text-box>
            <text:p text:style-name="P45"><text:span text:style-name="T77">Se muestra cómo traducir un programa C en uno C-- interpretando el anterior como un conjunto de macroinstrucciones (apéndice E, páginas 80</text:span><text:span text:style-name="T78">‒153).</text:span></text:p>
          </draw:text-box>
        </draw:frame>
        <draw:custom-shape draw:style-name="gr5" draw:text-style-name="P8" draw:layer="layout" svg:width="3.2cm" svg:height="1.4cm" svg:x="5.7cm" svg:y="11cm">
          <text:p text:style-name="P7"><text:span text:style-name="T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3.2cm" svg:height="1.4cm" svg:x="11.7cm" svg:y="11cm">
          <text:p text:style-name="P7"><text:span text:style-name="T7">C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4cm" svg:height="0.4cm" svg:x="9.1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1" draw:layer="layout" svg:width="9.3cm" svg:height="0.975cm" svg:x="5.8cm" svg:y="13.025cm">
          <draw:text-box>
            <text:p><text:span text:style-name="T10">Demostrado que C y C-- son equivalentes. 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2" presentation:use-footer-name="ftr1">
        <office:forms form:automatic-focus="false" form:apply-design-mode="false"/>
        <draw:custom-shape draw:style-name="gr38" draw:text-style-name="P47" draw:layer="layout" svg:width="2.37cm" svg:height="4.34cm" svg:x="5.95cm" svg:y="4.4cm">
          <text:p/>
          <draw:enhanced-geometry svg:viewBox="0 0 21600 21600" draw:path-stretchpoint-x="10800" draw:path-stretchpoint-y="10800" draw:text-areas="?f3 ?f4 ?f5 ?f6" draw:type="round-rectangle" draw:modifiers="1341.327623126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7" draw:layer="layout" svg:width="20.8cm" svg:height="1.352cm" svg:x="2.8cm" svg:y="1cm">
          <draw:text-box>
            <text:p text:style-name="P36"><text:span text:style-name="T68">C-- a máquina de Turing</text:span></text:p>
          </draw:text-box>
        </draw:frame>
        <draw:frame draw:style-name="gr36" draw:text-style-name="P49" draw:layer="layout" svg:width="24.4cm" svg:height="1.953cm" svg:x="2.4cm" svg:y="2.2cm">
          <draw:text-box>
            <text:p text:style-name="P48"><text:span text:style-name="T19">El programa C-- se escribe en la cinta de la máquina de Turing. Se escribe el contenido de las posiciones en orden, un símbolo en cada celda y el símbolo </text:span><text:span text:style-name="T79">«</text:span><text:span text:style-name="T80">-</text:span><text:span text:style-name="T81">»</text:span> si la posición está vacía.</text:p>
          </draw:text-box>
        </draw:frame>
        <draw:frame draw:style-name="gr36" draw:text-style-name="P46" draw:layer="layout" svg:width="24.8cm" svg:height="1.133cm" svg:x="2.4cm" svg:y="9.461cm">
          <draw:text-box>
            <text:p text:style-name="P45"><text:span text:style-name="T78">Se da la máquina de Turing que ejecuta cualquier programa C-- (apéndice B, páginas 38‒43).</text:span></text:p>
          </draw:text-box>
        </draw:frame>
        <draw:custom-shape draw:style-name="gr5" draw:text-style-name="P51" draw:layer="layout" svg:width="3.2cm" svg:height="1.4cm" svg:x="5.7cm" svg:y="11.8cm">
          <text:p text:style-name="P50"><text:span text:style-name="T82">C</text:span><text:span text:style-name="T83">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2" draw:layer="layout" svg:width="3.2cm" svg:height="1.4cm" svg:x="11.7cm" svg:y="11.8cm">
          <text:p text:style-name="P50"><text:span text:style-name="T7">M</text:span><text:span text:style-name="T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4cm" svg:height="0.4cm" svg:x="9.1cm" svg:y="12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11" draw:layer="layout" svg:width="14.6cm" svg:height="0.763cm" svg:x="3.8cm" svg:y="13.825cm">
          <draw:text-box>
            <text:p text:style-name="P53"><text:span text:style-name="T10">Demostrado que las máquinas de Turing y C-- son equivalentes. </text:span></text:p>
          </draw:text-box>
        </draw:frame>
        <draw:frame draw:style-name="gr24" draw:text-style-name="P55" draw:layer="layout" svg:width="2.153cm" svg:height="0.763cm" svg:x="3.003cm" svg:y="4.501cm">
          <draw:text-box>
            <text:p text:style-name="P54"><text:span text:style-name="T84">Ejemplo</text:span></text:p>
          </draw:text-box>
        </draw:frame>
        <draw:frame draw:style-name="standard" draw:layer="layout" svg:width="2.131cm" svg:height="4.024cm" svg:x="6.068cm" svg:y="4.575cm">
          <table:table table:template-name="default" table:use-first-row-styles="true" table:use-banding-rows-styles="true">
            <table:table-column table:style-name="co4"/>
            <table:table-row table:style-name="ro10">
              <table:table-cell table:style-name="ce6">
                <text:p text:style-name="P56">1’</text:p>
              </table:table-cell>
            </table:table-row>
            <table:table-row table:style-name="ro10">
              <table:table-cell table:style-name="ce6">
                <text:p text:style-name="P56">=</text:p>
              </table:table-cell>
            </table:table-row>
            <table:table-row table:style-name="ro10">
              <table:table-cell table:style-name="ce6"/>
            </table:table-row>
            <table:table-row table:style-name="ro10">
              <table:table-cell table:style-name="ce6">
                <text:p text:style-name="P56">0</text:p>
              </table:table-cell>
            </table:table-row>
            <table:table-row table:style-name="ro10">
              <table:table-cell table:style-name="ce6">
                <text:p text:style-name="P56">1</text:p>
              </table:table-cell>
            </table:table-row>
            <table:table-row table:style-name="ro11">
              <table:table-cell table:style-name="ce6">
                <text:p text:style-name="P57"><text:span text:style-name="T38">＊’’’’</text:span></text:p>
              </table:table-cell>
            </table:table-row>
          </table:table>
          <draw:image xlink:href="Pictures/TablePreview38.svm" xlink:type="simple" xlink:show="embed" xlink:actuate="onLoad"/>
        </draw:frame>
        <draw:custom-shape draw:style-name="gr41" draw:text-style-name="P58" draw:layer="layout" svg:width="12.12cm" svg:height="1.38cm" svg:x="13.09cm" svg:y="6.93cm">
          <text:p/>
          <draw:enhanced-geometry svg:viewBox="0 0 21600 21600" draw:path-stretchpoint-x="10800" draw:path-stretchpoint-y="10800" draw:text-areas="?f3 ?f4 ?f5 ?f6" draw:type="round-rectangle" draw:modifiers="1341.327623126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1.91cm" svg:height="1.141cm" svg:x="13.189cm" svg:y="7.05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2" table:default-cell-style-name="ce8">
              <table:table-cell table:style-name="ce7">
                <text:p text:style-name="P59">1</text:p>
              </table:table-cell>
              <table:table-cell>
                <text:p text:style-name="P60"><text:span text:style-name="T70">’</text:span></text:p>
              </table:table-cell>
              <table:table-cell>
                <text:p text:style-name="P60">=</text:p>
              </table:table-cell>
              <table:table-cell>
                <text:p text:style-name="P60">-</text:p>
              </table:table-cell>
              <table:table-cell>
                <text:p text:style-name="P60">0</text:p>
              </table:table-cell>
              <table:table-cell>
                <text:p text:style-name="P60">1</text:p>
              </table:table-cell>
              <table:table-cell>
                <text:p text:style-name="P60"><text:span text:style-name="T85">＊</text:span></text:p>
              </table:table-cell>
              <table:table-cell>
                <text:p text:style-name="P60"><text:span text:style-name="T70">’</text:span></text:p>
              </table:table-cell>
              <table:table-cell>
                <text:p text:style-name="P60"><text:span text:style-name="T70">’</text:span></text:p>
              </table:table-cell>
              <table:table-cell>
                <text:p text:style-name="P60"><text:span text:style-name="T70">’</text:span></text:p>
              </table:table-cell>
              <table:table-cell>
                <text:p text:style-name="P60"><text:span text:style-name="T70">’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42" draw:text-style-name="P61" draw:layer="layout" svg:width="0.604cm" svg:height="0.764cm" svg:x="6.47cm" svg:y="4.43cm">
          <draw:text-box>
            <text:p><text:span text:style-name="T84">‘</text:span></text:p>
          </draw:text-box>
        </draw:frame>
        <draw:frame draw:style-name="gr31" draw:text-style-name="P63" draw:layer="layout" svg:width="2.631cm" svg:height="0.645cm" svg:x="8.369cm" svg:y="4.955cm">
          <draw:text-box>
            <text:p text:style-name="P62">Programa C--</text:p>
          </draw:text-box>
        </draw:frame>
        <draw:frame draw:style-name="gr43" draw:text-style-name="P7" draw:layer="layout" svg:width="1.075cm" svg:height="0.405cm" draw:transform="rotate (-2.21098309642642) translate (9.8cm 5.738cm)">
          <draw:image xlink:href="Pictures/1000030F00000D700000051006CB5BD21A09B658.svg" xlink:type="simple" xlink:show="embed" xlink:actuate="onLoad">
            <text:p/>
          </draw:image>
          <draw:image xlink:href="Pictures/100002010000006800000027D0F5766DBDEE8B46.png" xlink:type="simple" xlink:show="embed" xlink:actuate="onLoad"/>
        </draw:frame>
        <draw:frame draw:style-name="gr31" draw:text-style-name="P63" draw:layer="layout" svg:width="5.176cm" svg:height="0.645cm" svg:x="11.224cm" svg:y="5.9cm">
          <draw:text-box>
            <text:p text:style-name="P62">Cinta de la máquina de Turing</text:p>
          </draw:text-box>
        </draw:frame>
        <draw:frame draw:style-name="gr44" draw:text-style-name="P7" draw:layer="layout" svg:width="1.075cm" svg:height="0.405cm" draw:transform="rotate (2.21098309642642) translate (12.442cm 7.6cm)">
          <draw:image xlink:href="Pictures/1000030F00000D700000051006CB5BD21A09B658.svg" xlink:type="simple" xlink:show="embed" xlink:actuate="onLoad">
            <text:p/>
          </draw:image>
          <draw:image xlink:href="Pictures/100002010000006800000027D0F5766DBDEE8B46.png" xlink:type="simple" xlink:show="embed" xlink:actuate="onLoad"/>
        </draw:frame>
        <draw:custom-shape draw:style-name="gr45" draw:text-style-name="P64" draw:layer="layout" svg:width="3.1cm" svg:height="0.2cm" svg:x="8.9cm" svg:y="7.6cm">
          <text:p/>
          <draw:enhanced-geometry svg:viewBox="0 0 21600 21600" draw:text-areas="0 ?f0 ?f5 ?f2" draw:type="right-arrow" draw:modifiers="17887.3911641406 9671.6417910447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7" presentation:class="page"/>
          <draw:frame presentation:style-name="pr2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briele Bad AH" svg:font-family="'Gabriele Bad A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75f8c6" draw:gradient-step-count="6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_20_2-background" style:display-name="Default 2-background" style:family="presentation">
      <style:graphic-properties draw:stroke="none" draw:fill="solid" draw:fill-color="#242d32" draw:gradient-step-count="186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42d32" draw:gradient-step-count="18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6%" style:mirror="none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color="#dcdcc2" style:font-name="Gabriele Bad AH"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dcdcc2" style:font-name="Gabriele Bad AH" fo:font-size="9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dcdcc2" style:font-name="Gabriele Bad AH" fo:font-size="9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2.629cm" svg:x="1.4cm" svg:y="0.628cm" presentation:class="title" presentation:placeholder="true">
        <draw:text-box/>
      </draw:frame>
      <draw:frame presentation:style-name="Default_20_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19.625cm" svg:y="14.857cm" presentation:class="footer">
        <draw:text-box>
          <text:p text:style-name="MP7"><text:span text:style-name="MT3">R.Córdoba</text:span></text:p>
        </draw:text-box>
      </draw:frame>
      <draw:g>
        <draw:frame draw:style-name="Mgr3" draw:text-style-name="MP9" draw:layer="backgroundobjects" svg:width="1.607cm" svg:height="0.69cm" svg:x="25.278cm" svg:y="14.588cm">
          <draw:image xlink:href="Pictures/100015FC00000BD700000513DA026903EB8BBC97.svg" xlink:type="simple" xlink:show="embed" xlink:actuate="onLoad">
            <text:p/>
          </draw:image>
          <draw:image xlink:href="Pictures/100002010000005C00000027DE3959CAA333D836.png" xlink:type="simple" xlink:show="embed" xlink:actuate="onLoad"/>
        </draw:frame>
        <draw:frame draw:style-name="Mgr4" draw:text-style-name="MP9" draw:layer="backgroundobjects" svg:width="1.177cm" svg:height="0.272cm" draw:transform="rotate (0.422893277758226) translate (26.215cm 15.274cm)">
          <draw:image xlink:href="Pictures/10000DC4000034E300000C33AC793360661114A5.svg" xlink:type="simple" xlink:show="embed" xlink:actuate="onLoad">
            <text:p/>
          </draw:image>
          <draw:image xlink:href="Pictures/100002010000019A0000005FF60D29C56D12B1C6.png" xlink:type="simple" xlink:show="embed" xlink:actuate="onLoad"/>
        </draw:frame>
      </draw:g>
      <presentation:notes style:page-layout-name="PM0">
        <office:forms form:automatic-focus="false" form:apply-design-mode="false"/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6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6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4T14:30:55.167428702</meta:creation-date>
    <meta:editing-duration>PT8H8M46S</meta:editing-duration>
    <meta:editing-cycles>38</meta:editing-cycles>
    <meta:generator>LibreOffice/6.0.7.3$Linux_X86_64 LibreOffice_project/00m0$Build-3</meta:generator>
    <dc:title>Sunset</dc:title>
    <dc:date>2020-07-05T20:11:57.033692965</dc:date>
    <meta:document-statistic meta:object-count="179"/>
  </office:meta>
</office:document-meta>
</file>